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1500" style:apply-style-name="Error" style:base-cell-address="Лист1.B1"/>
    </style:style>
    <style:style style:name="ce2" style:family="table-cell" style:parent-style-name="Default">
      <style:map style:condition="cell-content()&gt;[$Лист1.$H$1]" style:apply-style-name="Error" style:base-cell-address="Лист1.C1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float" office:value="136" calcext:value-type="float">
            <text:p>136</text:p>
          </table:table-cell>
          <table:table-cell table:formula="of:=[.A1]" office:value-type="float" office:value="136" calcext:value-type="float">
            <text:p>136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]+[.A2]" office:value-type="float" office:value="287" calcext:value-type="float">
            <text:p>287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2]+[.A3]" office:value-type="float" office:value="452" calcext:value-type="float">
            <text:p>452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3]+[.A4]" office:value-type="float" office:value="681" calcext:value-type="float">
            <text:p>681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4]+[.A5]" office:value-type="float" office:value="939" calcext:value-type="float">
            <text:p>939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B5]+[.A6]" office:value-type="float" office:value="1343" calcext:value-type="float">
            <text:p>1343</text:p>
          </table:table-cell>
          <table:table-cell table:number-columns-repeated="8"/>
        </table:table-row>
        <table:table-row table:style-name="ro1">
          <table:table-cell/>
          <table:table-cell table:formula="of:=[.B6]+[.A6]" office:value-type="float" office:value="1747" calcext:value-type="float">
            <text:p>1747</text:p>
          </table:table-cell>
          <table:table-cell table:number-columns-repeated="8"/>
        </table:table-row>
        <table:table-row table:style-name="ro1">
          <table:table-cell/>
          <table:table-cell table:formula="of:=[.B7]+[.A6]" office:value-type="float" office:value="2151" calcext:value-type="float">
            <text:p>2151</text:p>
          </table:table-cell>
          <table:table-cell table:number-columns-repeated="8"/>
        </table:table-row>
        <table:table-row table:style-name="ro1">
          <table:table-cell/>
          <table:table-cell table:formula="of:=[.B8]+[.A6]" office:value-type="float" office:value="2555" calcext:value-type="float">
            <text:p>2555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table:formula="of:=[.A10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table:formula="of:=[.C10]+[.A11]" office:value-type="float" office:value="1107" calcext:value-type="float">
            <text:p>1107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table:formula="of:=[.C11]+[.A12]" office:value-type="float" office:value="1667" calcext:value-type="float">
            <text:p>1667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table:formula="of:=[.C12]+[.A13]" office:value-type="float" office:value="2332" calcext:value-type="float">
            <text:p>2332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table:formula="of:=[.C13]+[.A14]" office:value-type="float" office:value="3005" calcext:value-type="float">
            <text:p>3005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  <table:table-cell table:formula="of:=[.C14]+[.A15]" office:value-type="float" office:value="3788" calcext:value-type="float">
            <text:p>3788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/>
          <table:table-cell table:formula="of:=[.C15]+[.A16]" office:value-type="float" office:value="4765" calcext:value-type="float">
            <text:p>4765</text:p>
          </table:table-cell>
          <table:table-cell/>
          <table:table-cell table:formula="of:=[.A6]+[.A16]" office:value-type="float" office:value="1381" calcext:value-type="float">
            <text:p>138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6]+[.A16]" office:value-type="float" office:value="5742" calcext:value-type="float">
            <text:p>574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17]+[.A16]" office:value-type="float" office:value="6719" calcext:value-type="float">
            <text:p>67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18]+[.A16]" office:value-type="float" office:value="7696" calcext:value-type="float">
            <text:p>769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19]+[.A16]" office:value-type="float" office:value="8673" calcext:value-type="float">
            <text:p>8673</text:p>
          </table:table-cell>
          <table:table-cell table:number-columns-repeated="7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Лист1.B1:Лист1.B1048576">
            <calcext:condition calcext:apply-style-name="Error" calcext:value="&gt;1500" calcext:base-cell-address="Лист1.B1"/>
          </calcext:conditional-format>
          <calcext:conditional-format calcext:target-range-address="Лист1.C1:Лист1.C1048576">
            <calcext:condition calcext:apply-style-name="Error" calcext:value="&gt;[$Лист1.$H$1]" calcext:base-cell-address="Лист1.C1"/>
          </calcext:conditional-format>
        </calcext:conditional-formats>
      </table:table>
      <table:named-expressions/>
      <table:database-ranges>
        <table:database-range table:name="__Anonymous_Sheet_DB__0" table:target-range-address="Лист1.A1:Лист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9T22:31:27.592000000</dc:date>
    <meta:editing-duration>PT6M10S</meta:editing-duration>
    <meta:editing-cycles>2</meta:editing-cycles>
    <meta:generator>LibreOffice/7.3.2.2$Windows_X86_64 LibreOffice_project/49f2b1bff42cfccbd8f788c8dc32c1c309559be0</meta:generator>
    <meta:document-statistic meta:table-count="1" meta:cell-count="37" meta:object-count="0"/>
  </office:meta>
</office:document-meta>
</file>